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xtended Validations in Oscillatory Field Theory (OFT)</text:h>
      <text:h text:style-name="Heading_20_3" text:outline-level="3">Abstract</text:h>
      <text:p text:style-name="Text_20_body">This document extends the validation of Oscillatory Field Theory (OFT) by incorporating dynamic simulations and theoretical analyses not covered in previous studies. These include the mass gap as a threshold for node formation, FIELD-driven solar eruption dynamics, and refined interpretations of FIELD-mediated energy redistribution. The findings strengthen the framework of OFT, offering insights into energy flow, node stability, and macroscopic phenomena like solar eruptions.</text:p>
      <text:p text:style-name="Horizontal_20_Line"/>
      <text:h text:style-name="Heading_20_3" text:outline-level="3">1. <text:span text:style-name="Strong_20_Emphasis">Mass Gap as Node Formation Threshold</text:span></text:h>
      <text:h text:style-name="Heading_20_4" text:outline-level="4">1.1 Conceptual Framework</text:h>
      <text:list text:style-name="L1">
        <text:list-item>
          <text:p text:style-name="P2"><text:span text:style-name="Strong_20_Emphasis">Node Energy</text:span>:</text:p>
          <text:list>
            <text:list-item>
              <text:p text:style-name="P3">Nodes form when energy at intersections exceeds a critical threshold: Ethreshold=kthreshold⋅ρmin⋅∇EminE_{threshold} = k_{threshold} \cdot \rho_{min} \cdot \nabla E_{min} </text:p>
            </text:list-item>
            <text:list-item>
              <text:p text:style-name="P3">Energy below this threshold cannot stabilize oscillatory dynamics. </text:p>
            </text:list-item>
          </text:list>
        </text:list-item>
        <text:list-item>
          <text:p text:style-name="P2"><text:span text:style-name="Strong_20_Emphasis">Mass Gap</text:span>:</text:p>
          <text:list>
            <text:list-item>
              <text:p text:style-name="P2">The mass gap represents the excess energy beyond the threshold, converted into mass: Δm=Enode−Ethresholdc2\Delta m = \frac{E_{node} - E_{threshold}}{c^2} </text:p>
            </text:list-item>
          </text:list>
        </text:list-item>
      </text:list>
      <text:h text:style-name="Heading_20_4" text:outline-level="4">1.2 Simulation Results</text:h>
      <text:list text:style-name="L2">
        <text:list-item>
          <text:p text:style-name="P5"><text:span text:style-name="Strong_20_Emphasis">Validation</text:span>: </text:p>
          <text:list>
            <text:list-item>
              <text:p text:style-name="P4">Simulated mass gaps for particles (e.g., electrons and neutrinos) align with FIELD-derived thresholds. 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Solar Eruption Dynamics</text:span></text:h>
      <text:h text:style-name="Heading_20_4" text:outline-level="4">2.1 FIELD Interpretation of Solar Eruptions</text:h>
      <text:list text:style-name="L3">
        <text:list-item>
          <text:p text:style-name="P6"><text:span text:style-name="Strong_20_Emphasis">Oscillatory Dynamics</text:span>:</text:p>
          <text:list>
            <text:list-item>
              <text:p text:style-name="P7">Solar eruptions are driven by large-scale oscillatory disturbances in the Sun’s magnetic FIELD. </text:p>
            </text:list-item>
            <text:list-item>
              <text:p text:style-name="P7">Energy density gradients (∇E) initiate and propagate eruptions. </text:p>
            </text:list-item>
          </text:list>
        </text:list-item>
        <text:list-item>
          <text:p text:style-name="P6"><text:span text:style-name="Strong_20_Emphasis">FIELD Tensions</text:span>:</text:p>
          <text:list>
            <text:list-item>
              <text:p text:style-name="P6">Act as restoring forces, redistributing energy dynamically. </text:p>
            </text:list-item>
          </text:list>
        </text:list-item>
      </text:list>
      <text:h text:style-name="Heading_20_4" text:outline-level="4"><text:soft-page-break/>2.2 Simulation Results</text:h>
      <text:list text:style-name="L4">
        <text:list-item>
          <text:p text:style-name="P9"><text:span text:style-name="Strong_20_Emphasis">Energy Flow</text:span>: </text:p>
          <text:list>
            <text:list-item>
              <text:p text:style-name="P8">Simulations show localized energy release propagating through FIELD nodes, resembling coronal mass ejections. </text:p>
            </text:list-item>
          </text:list>
        </text:list-item>
      </text:list>
      <text:p text:style-name="Preformatted_20_Text"><text:span text:style-name="Source_20_Text">% Solar eruption simulation (OFT-inspired dynamics)</text:span></text:p>
      <text:p text:style-name="Preformatted_20_Text"><text:span text:style-name="Source_20_Text">X = linspace(0, 100, 200); % Spatial grid</text:span></text:p>
      <text:p text:style-name="Preformatted_20_Text"><text:span text:style-name="Source_20_Text">T = linspace(0, 50, 200); % Time grid</text:span></text:p>
      <text:p text:style-name="Preformatted_20_Text"><text:span text:style-name="Source_20_Text">energy_release = exp(-((X - 50).^2) / 50) .* sin(2 * pi * T / 10);</text:span></text:p>
      <text:p text:style-name="P1"><text:span text:style-name="Source_20_Text">contourf(energy_release); xlabel('Position'); ylabel('Time');</text:span></text:p>
      <text:p text:style-name="Horizontal_20_Line"/>
      <text:h text:style-name="Heading_20_3" text:outline-level="3">3. <text:span text:style-name="Strong_20_Emphasis">Dynamic FIELD Flow: Modified Navier-Stokes Framework</text:span></text:h>
      <text:h text:style-name="Heading_20_4" text:outline-level="4">3.1 Theoretical Model</text:h>
      <text:list text:style-name="L5">
        <text:list-item>
          <text:p text:style-name="P11"><text:span text:style-name="Strong_20_Emphasis">Energy Flow</text:span>: </text:p>
          <text:list>
            <text:list-item>
              <text:p text:style-name="P11">FIELD energy dynamics follow: ρ(∂v⃗E∂t+v⃗E⋅∇v⃗E)=−∇E+μ∇2v⃗E+T⃗\rho \left( \frac{\partial \vec{v}_E}{\partial t} + \vec{v}_E \cdot \nabla \vec{v}_E \right) = -\nabla E + \mu \nabla^2 \vec{v}_E + \vec{T} </text:p>
            </text:list-item>
            <text:list-item>
              <text:p text:style-name="P11">Where: </text:p>
              <text:list>
                <text:list-item>
                  <text:p text:style-name="P11">v⃗E\vec{v}_E: Energy oscillation velocity. </text:p>
                </text:list-item>
                <text:list-item>
                  <text:p text:style-name="P11">∇E\nabla E: Energy density gradient. </text:p>
                </text:list-item>
                <text:list-item>
                  <text:p text:style-name="P10">T⃗\vec{T}: FIELD tension. </text:p>
                </text:list-item>
              </text:list>
            </text:list-item>
          </text:list>
        </text:list-item>
      </text:list>
      <text:h text:style-name="Heading_20_4" text:outline-level="4">3.2 Simulation Results</text:h>
      <text:list text:style-name="L6">
        <text:list-item>
          <text:p text:style-name="P13"><text:span text:style-name="Strong_20_Emphasis">Energy Redistribution</text:span>: </text:p>
          <text:list>
            <text:list-item>
              <text:p text:style-name="P12">Simulations validate FIELD-driven energy flow, regulated by viscosity and tension. </text:p>
            </text:list-item>
          </text:list>
        </text:list-item>
      </text:list>
      <text:p text:style-name="Horizontal_20_Line"/>
      <text:h text:style-name="Heading_20_3" text:outline-level="3">4. <text:span text:style-name="Strong_20_Emphasis">Conclusions and Future Work</text:span></text:h>
      <text:h text:style-name="Heading_20_4" text:outline-level="4">4.1 Conclusions</text:h>
      <text:list text:style-name="L7">
        <text:list-item>
          <text:p text:style-name="P15"><text:span text:style-name="Strong_20_Emphasis">Mass Gap Validation</text:span>: </text:p>
          <text:list>
            <text:list-item>
              <text:p text:style-name="P15">FIELD thresholds provide a unified explanation for particle mass gaps. </text:p>
            </text:list-item>
          </text:list>
        </text:list-item>
        <text:list-item>
          <text:p text:style-name="P15"><text:span text:style-name="Strong_20_Emphasis">Solar Eruptions</text:span>: </text:p>
          <text:list>
            <text:list-item>
              <text:p text:style-name="P15">FIELD dynamics align with observed behaviors in coronal mass ejections. </text:p>
            </text:list-item>
          </text:list>
        </text:list-item>
        <text:list-item>
          <text:p text:style-name="P15"><text:span text:style-name="Strong_20_Emphasis">Energy Flow</text:span>: </text:p>
          <text:list>
            <text:list-item>
              <text:p text:style-name="P14">Modified Navier-Stokes equations capture FIELD-mediated oscillatory dynamics. </text:p>
            </text:list-item>
          </text:list>
        </text:list-item>
      </text:list>
      <text:h text:style-name="Heading_20_4" text:outline-level="4">4.2 Future Directions</text:h>
      <text:list text:style-name="L8">
        <text:list-item>
          <text:p text:style-name="P17">Extend FIELD modeling to include multi-node interactions and astrophysical phenomena. </text:p>
        </text:list-item>
        <text:list-item>
          <text:p text:style-name="P16">Integrate experimental validations of FIELD dynamics with observed solar and particle behaviors. </text:p>
        </text:list-item>
      </text:list>
      <text:p text:style-name="Horizontal_20_Line"><text:soft-page-break/></text:p>
      <text:h text:style-name="Heading_20_3" text:outline-level="3">References</text:h>
      <text:list text:style-name="L9">
        <text:list-item>
          <text:p text:style-name="P19">Foundational papers on Oscillatory Field Theory. </text:p>
        </text:list-item>
        <text:list-item>
          <text:p text:style-name="P19">Solar physics studies on magnetic reconnection and eruptions. </text:p>
        </text:list-item>
        <text:list-item>
          <text:p text:style-name="P18">Particle physics texts on mass gaps and weak interactions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07:00:54.775023480</meta:creation-date>
    <dc:date>2025-01-10T07:01:35.064728342</dc:date>
    <meta:editing-duration>PT40S</meta:editing-duration>
    <meta:editing-cycles>1</meta:editing-cycles>
    <meta:document-statistic meta:table-count="0" meta:image-count="0" meta:object-count="0" meta:page-count="3" meta:paragraph-count="54" meta:word-count="435" meta:character-count="3142" meta:non-whitespace-character-count="2765"/>
    <meta:generator>LibreOffice/24.2.7.2$Linux_X86_64 LibreOffice_project/420$Build-2</meta:generator>
  </office:meta>
</office:document-meta>
</file>